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draw:frame text:anchor-type="as-char" svg:width="170.13mm" svg:height="95.51mm" style:rel-width="scale" style:rel-height="scale"><draw:object-ole xlink:href="OleObj1"/><draw:image xlink:href="ObjectReplacements/OleObj1"/></draw:frame><draw:frame text:anchor-type="as-char" svg:width="170.13mm" svg:height="95.51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' Gambas class file</text:span></text:p>
      <text:p text:style-name="P1"><text:span text:style-name="T3"/></text:p>
      <text:p text:style-name="P1"><text:span text:style-name="T4">Public $score As Integer = 0</text:span></text:p>
      <text:p text:style-name="P1"><text:span text:style-name="T4">Public $count As Integer = 1</text:span></text:p>
      <text:p text:style-name="P1"><text:span text:style-name="T4">'Public $score As Integer = 0</text:span></text:p>
      <text:p text:style-name="P1"><text:span text:style-name="T4">Public Con As Connection</text:span></text:p>
      <text:p text:style-name="P1"><text:span text:style-name="T4">Public $question As String</text:span></text:p>
      <text:p text:style-name="P1"><text:span text:style-name="T4">Public $answer As String</text:span></text:p>
      <text:p text:style-name="P1"><text:span text:style-name="T4">Public $userans As String = ""</text:span></text:p>
      <text:p text:style-name="P1"><text:span text:style-name="T4">Public Sub _new()</text:span></text:p>
      <text:p text:style-name="P1"><text:span text:style-name="T5"/></text:p>
      <text:p text:style-name="P1"><text:span text:style-name="T6">End</text:span></text:p>
      <text:p text:style-name="P1"><text:span text:style-name="T6">Public Procedure Connect()</text:span></text:p>
      <text:p text:style-name="P1"><text:span text:style-name="T6"><text:s text:c="16"/>Con = New Connection</text:span></text:p>
      <text:p text:style-name="P1"><text:span text:style-name="T6"><text:s text:c="16"/>Con.Close()<text:s text:c="14"/>' Close the connection</text:span></text:p>
      <text:p text:style-name="P1"><text:span text:style-name="T6"><text:s text:c="16"/>Con.Type = "mysql"<text:s text:c="7"/>' Type of connection</text:span></text:p>
      <text:p text:style-name="P1"><text:span text:style-name="T6"><text:s text:c="16"/>Con.Host = "localhost"<text:s text:c="3"/>' Name of the server</text:span></text:p>
      <text:p text:style-name="P1"><text:span text:style-name="T6"><text:s text:c="16"/>Con.Login = "root"<text:s text:c="7"/>' User's name for the connection</text:span></text:p>
      <text:p text:style-name="P1"><text:span text:style-name="T6"><text:s text:c="16"/>Con.Port = "3306"<text:s text:c="8"/>' Port to use in the connection, usually 3306</text:span></text:p>
      <text:p text:style-name="P1"><text:span text:style-name="T6"><text:s text:c="16"/>Con.Name = "game"<text:s text:c="6"/>' Name of the database we want to use</text:span></text:p>
      <text:p text:style-name="P1"><text:span text:style-name="T6"><text:s text:c="16"/>Con.Password = "ssn" ' User's password</text:span></text:p>
      <text:p text:style-name="P1"><text:span text:style-name="T6"><text:s text:c="16"/>Con.Open<text:s text:c="15"/>' Open the connection</text:span></text:p>
      <text:p text:style-name="P1"><text:span text:style-name="T6"><text:s text:c="7"/>End</text:span></text:p>
      <text:p text:style-name="P1"><text:span text:style-name="T6">Public Sub Form_Open()</text:span></text:p>
      <text:p text:style-name="P1"><text:span text:style-name="T7"/></text:p>
      <text:p text:style-name="P1"><text:span text:style-name="T8">Dim $Query As String</text:span></text:p>
      <text:p text:style-name="P1"><text:span text:style-name="T8"><text:s text:c="4"/>Dim $Result As Result</text:span></text:p>
      <text:p text:style-name="P1"><text:span text:style-name="T8"><text:s text:c="5"/>Connect()</text:span></text:p>
      <text:p text:style-name="P1"><text:span text:style-name="T8"><text:s text:c="5"/>$Query = "SELECT * FROM game WHERE no=" &amp; $count</text:span></text:p>
      <text:p text:style-name="P1"><text:span text:style-name="T8"><text:s text:c="5"/>$Result = FMain.Con.Exec($Query)</text:span></text:p>
      <text:p text:style-name="P1"><text:span text:style-name="T8"><text:s text:c="5"/>$question = $Result!question</text:span></text:p>
      <text:p text:style-name="P1"><text:span text:style-name="T8"><text:s text:c="5"/>$answer = $Result!answer</text:span></text:p>
      <text:p text:style-name="P1"><text:span text:style-name="T8"><text:s text:c="5"/>Label2.Text = $question</text:span></text:p>
      <text:p text:style-name="P1"><text:span text:style-name="T8"><text:s text:c="5"/>Label1.Text = "score:" &amp; $score</text:span></text:p>
      <text:p text:style-name="P1"><text:span text:style-name="T9"/></text:p>
      <text:p text:style-name="P1"><text:span text:style-name="T10">End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Public Sub TextArea1_KeyPress()</text:span></text:p>
      <text:p text:style-name="P1"><text:span text:style-name="T13"/></text:p>
      <text:p text:style-name="P1"><text:span text:style-name="T14"><text:s text:c="2"/></text:span></text:p>
      <text:p text:style-name="P1"><text:span text:style-name="T15"/></text:p>
      <text:p text:style-name="P1"><text:span text:style-name="T16">End</text:span></text:p>
      <text:p text:style-name="P1"><text:span text:style-name="T17"/></text:p>
      <text:p text:style-name="P1"><text:span text:style-name="T18">Public Sub next_Click()</text:span></text:p>
      <text:p text:style-name="P1"><text:span text:style-name="T19"/></text:p>
      <text:p text:style-name="P1"><text:span text:style-name="T20">Dim $user_ans As String = ""</text:span></text:p>
      <text:p text:style-name="P1"><text:span text:style-name="T20"><text:s/>Dim $Query As String</text:span></text:p>
      <text:p text:style-name="P1"><text:span text:style-name="T20"><text:s text:c="4"/>Dim $Result As Result</text:span></text:p>
      <text:p text:style-name="P1"><text:span text:style-name="T20"><text:s text:c="4"/></text:span></text:p>
      <text:p text:style-name="P1"><text:span text:style-name="T20"><text:s text:c="2"/>$user_ans = TextArea1.text</text:span></text:p>
      <text:p text:style-name="P1"><text:span text:style-name="T20"><text:s text:c="2"/>If String.Comp(String.LCase($answer), String.LCase($user_ans)) = 0 Then</text:span></text:p>
      <text:p text:style-name="P1"><text:span text:style-name="T20"><text:s text:c="4"/>$score = $score + 10</text:span></text:p>
      <text:p text:style-name="P1"><text:span text:style-name="T20"><text:s text:c="4"/>Label1.Text = "score:" &amp; $score</text:span></text:p>
      <text:p text:style-name="P1"><text:span text:style-name="T20"><text:s text:c="3"/>Endif</text:span></text:p>
      <text:p text:style-name="P1"><text:span text:style-name="T20"><text:s text:c="3"/></text:span></text:p>
      <text:p text:style-name="P1"><text:span text:style-name="T20"><text:s text:c="3"/></text:span></text:p>
      <text:p text:style-name="P1"><text:span text:style-name="T20"><text:s text:c="2"/></text:span></text:p>
      <text:p text:style-name="P1"><text:span text:style-name="T20"><text:s text:c="4"/>TextArea1.Text = ""</text:span></text:p>
      <text:p text:style-name="P1"><text:span text:style-name="T20">If $count &lt; 5 Then</text:span></text:p>
      <text:p text:style-name="P1"><text:span text:style-name="T20"><text:s text:c="2"/>$count = $count + 1</text:span></text:p>
      <text:p text:style-name="P1"><text:span text:style-name="T21"/></text:p>
      <text:p text:style-name="P1"><text:span text:style-name="T22"><text:s text:c="2"/>TextArea1.Text = ""</text:span></text:p>
      <text:p text:style-name="P1"><text:span text:style-name="T22"><text:s text:c="2"/>next.Enabled = True</text:span></text:p>
      <text:p text:style-name="P1"><text:span text:style-name="T22"><text:s text:c="3"/>$Query = "SELECT * FROM game WHERE no=" &amp; $count</text:span></text:p>
      <text:p text:style-name="P1"><text:span text:style-name="T22"><text:s text:c="5"/>$Result = FMain.Con.Exec($Query)</text:span></text:p>
      <text:p text:style-name="P1"><text:span text:style-name="T22"><text:s text:c="5"/>$question = $Result!question</text:span></text:p>
      <text:p text:style-name="P1"><text:span text:style-name="T22"><text:s text:c="5"/>$answer = $Result!answer</text:span></text:p>
      <text:p text:style-name="P1"><text:span text:style-name="T22"><text:s text:c="5"/>Label2.Text = $question</text:span></text:p>
      <text:p text:style-name="P1"><text:span text:style-name="T22"><text:s text:c="5"/>Label1.Text = "score:" &amp; $score</text:span></text:p>
      <text:p text:style-name="P1"><text:span text:style-name="T22"><text:s text:c="5"/>Else</text:span></text:p>
      <text:p text:style-name="P1"><text:span text:style-name="T22"><text:s text:c="7"/>next.Enabled = False</text:span></text:p>
      <text:p text:style-name="P1"><text:span text:style-name="T22"><text:s text:c="7"/>Message.Info("You have successfully completed the quiz. Your score is " &amp; $score)</text:span></text:p>
      <text:p text:style-name="P1"><text:span text:style-name="T22">Endif</text:span></text:p>
      <text:p text:style-name="P1"><text:span text:style-name="T23"/></text:p>
      <text:p text:style-name="P1"><text:span text:style-name="T24">En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